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1B40000024632DC26C8.jpg"/>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p" style:master-page-name="Standard"/>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re1"><draw:frame draw:style-name="fr1" draw:name="graphics1" text:anchor-type="as-char" svg:width="8.509cm" svg:height="11.356cm" draw:z-index="0"><draw:image xlink:href="Pictures/10000000000001B40000024632DC26C8.jpg" xlink:type="simple" xlink:show="embed" xlink:actuate="onLoad"/></draw:frame></text:p>
      <text:p text:style-name="p"><text:span text:style-name="i-b">Figure 1</text:span></text:p>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Image on a pre</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Image on a pre</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1$Unix OpenOffice.org_project/680m6$Build-9095</meta:generator>
    <dc:title>Image on a pre</dc:title>
    <meta:initial-creator>Daniel de Byl</meta:initial-creator>
    <meta:creation-date>2007-02-05T13:22:46</meta:creation-date>
    <dc:creator>Daniel de Byl</dc:creator>
    <dc:date>2007-05-25T15:36:01</dc:date>
    <dc:language>en-US</dc:language>
    <meta:editing-cycles>7</meta:editing-cycles>
    <meta:editing-duration>PT7M14S</meta:editing-duration>
    <meta:template xlink:type="simple" xlink:actuate="onRequest" xlink:role="template" xlink:href="../../../templates/ice-template.ott" xlink:title="ice-template" meta:date="2007-02-05T13:22:46"/>
    <meta:user-defined meta:name="Info 1"/>
    <meta:user-defined meta:name="Info 2"/>
    <meta:user-defined meta:name="Info 3"/>
    <meta:user-defined meta:name="Info 4"/>
    <meta:document-statistic meta:table-count="48" meta:image-count="1" meta:object-count="0" meta:page-count="1" meta:paragraph-count="54" meta:word-count="2" meta:character-count="14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